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04039" officeooo:paragraph-rsid="00104039" style:font-size-asian="22.75pt" style:font-weight-asian="bold" style:font-size-complex="26pt" style:font-weight-complex="bold"/>
    </style:style>
    <style:style style:name="P2" style:family="paragraph" style:parent-style-name="Standard" style:list-style-name="L1">
      <style:paragraph-properties fo:text-align="start" style:justify-single-word="false"/>
      <style:text-properties fo:font-size="12pt" style:text-underline-style="none" fo:font-weight="normal" officeooo:rsid="00115295" officeooo:paragraph-rsid="00115295" style:font-size-asian="10.5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style:text-underline-style="none" fo:font-weight="normal" officeooo:rsid="00139cd0" officeooo:paragraph-rsid="00139cd0"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officeooo:rsid="00142b0f" officeooo:paragraph-rsid="00142b0f"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officeooo:rsid="00161668" officeooo:paragraph-rsid="00161668"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officeooo:rsid="00246e20" officeooo:paragraph-rsid="00246e20"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style:text-underline-style="none" fo:font-weight="normal" officeooo:rsid="00171816" officeooo:paragraph-rsid="0017181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413086" officeooo:paragraph-rsid="00413086"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04039" officeooo:paragraph-rsid="00104039" style:font-size-asian="22.75pt" style:font-weight-asian="bold" style:font-size-complex="26pt" style:font-weight-complex="bold"/>
    </style:style>
    <style:style style:name="P10" style:family="paragraph" style:parent-style-name="Standard">
      <style:paragraph-properties fo:text-align="start" style:justify-single-word="false"/>
      <style:text-properties fo:font-size="26pt" style:text-underline-style="solid" style:text-underline-width="auto" style:text-underline-color="font-color" fo:font-weight="bold" officeooo:rsid="00413086" officeooo:paragraph-rsid="00413086" style:font-size-asian="22.75pt" style:font-weight-asian="bold" style:font-size-complex="26pt" style:font-weight-complex="bold"/>
    </style:style>
    <style:style style:name="T1" style:family="text">
      <style:text-properties officeooo:rsid="00124551"/>
    </style:style>
    <style:style style:name="T2" style:family="text">
      <style:text-properties officeooo:rsid="00143897"/>
    </style:style>
    <style:style style:name="T3" style:family="text">
      <style:text-properties officeooo:rsid="0018479c"/>
    </style:style>
    <style:style style:name="T4" style:family="text">
      <style:text-properties officeooo:rsid="004317f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nnis' Version Format</text:p>
      <text:p text:style-name="P1"/>
      <text:p text:style-name="P10">License</text:p>
      <text:p text:style-name="P8"><text:s text:c="4"/>Copyright (c) <text:s/><text:span text:style-name="T4">2023</text:span> <text:s/><text:span text:style-name="T4">Dennis Earl Smiley</text:span>.</text:p>
      <text:p text:style-name="P8"><text:s text:c="4"/>Permission is granted to copy, distribute and/or modify this document</text:p>
      <text:p text:style-name="P8"><text:s text:c="4"/>under the terms of the GNU Free Documentation License, Version 1.3</text:p>
      <text:p text:style-name="P8"><text:s text:c="4"/>or any later version published by the Free Software Foundation;</text:p>
      <text:p text:style-name="P8"><text:s text:c="4"/>with no Invariant Sections, no Front-Cover Texts, and no Back-Cover Texts.</text:p>
      <text:p text:style-name="P8"><text:s text:c="4"/>A copy of the license is included in the section entitled "GNU</text:p>
      <text:p text:style-name="P8"><text:s text:c="4"/>Free Documentation License".</text:p>
      <text:p text:style-name="P10"/>
      <text:p text:style-name="P10">Changelog</text:p>
      <text:p text:style-name="P8">a-a-a Origional – The first version.</text:p>
      <text:p text:style-name="P1"/>
      <text:p text:style-name="P10">Main Text</text:p>
      <text:list xml:id="list2921764855" text:style-name="L1">
        <text:list-item>
          <text:p text:style-name="P2">First read <text:a xlink:type="simple" xlink:href="../Dennis_Number_Format.odt" text:style-name="Internet_20_link" text:visited-style-name="Visited_20_Internet_20_Link">Dennis' Number Format</text:a>. <text:span text:style-name="T1">The information there will be needed to understand Dennis' Version Format.</text:span></text:p>
        </text:list-item>
        <text:list-item>
          <text:p text:style-name="P3">The individual version marks are made in Dennis' Number Format. Each part of the version, is seperated by a dash (-)<text:span text:style-name="T3">.</text:span></text:p>
        </text:list-item>
        <text:list-item>
          <text:p text:style-name="P4">Versions:</text:p>
          <text:list>
            <text:list-item>
              <text:p text:style-name="P4">Major versions:</text:p>
              <text:list>
                <text:list-item>
                  <text:p text:style-name="P4">Each major version increases the first number to the left by one</text:p>
                </text:list-item>
              </text:list>
            </text:list-item>
            <text:list-item>
              <text:p text:style-name="P4">Medium versions:</text:p>
              <text:list>
                <text:list-item>
                  <text:p text:style-name="P4">Each medium version, increases the middle number by one, after the third version.</text:p>
                </text:list-item>
              </text:list>
            </text:list-item>
            <text:list-item>
              <text:p text:style-name="P4">Minor versions:</text:p>
              <text:list>
                <text:list-item>
                  <text:p text:style-name="P4">Each minor version, increases the right number by one</text:p>
                </text:list-item>
              </text:list>
            </text:list-item>
            <text:list-item>
              <text:p text:style-name="P4">Sub-Minor versions:</text:p>
              <text:list>
                <text:list-item>
                  <text:p text:style-name="P4">If you need a subminor version, which is a version to <text:span text:style-name="T2">that is not quite a minor version, then you must add another dash (-), and then a number after that.</text:span></text:p>
                </text:list-item>
              </text:list>
            </text:list-item>
            <text:list-item>
              <text:p text:style-name="P5">Build number:</text:p>
              <text:list>
                <text:list-item>
                  <text:p text:style-name="P5">If you need a build number, you add an underscore (_), and put in the build number at the end.</text:p>
                </text:list-item>
              </text:list>
            </text:list-item>
            <text:list-item>
              <text:p text:style-name="P6">Any one of these, may be "0V", for null version. For example, you would use this, if you needed to do the common equivelant in my system, of "0.1", for not feature complete yet.</text:p>
            </text:list-item>
            <text:list-item>
              <text:p text:style-name="P7">The version type you use, depends on the number of changes you make to the thing you are using the versions for.</text:p>
            </text:list-item>
            <text:list-item>
              <text:p text:style-name="P7">This system is designed for humans, not the computer.</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9M41S</meta:editing-duration>
    <meta:editing-cycles>20</meta:editing-cycles>
    <meta:generator>LibreOffice/7.3.7.2$Linux_X86_64 LibreOffice_project/30$Build-2</meta:generator>
    <dc:date>2023-03-28T23:07:40.487147994</dc:date>
    <meta:document-statistic meta:table-count="0" meta:image-count="0" meta:object-count="0" meta:page-count="1" meta:paragraph-count="28" meta:word-count="289" meta:character-count="1629" meta:non-whitespace-character-count="1353"/>
    <meta:user-defined meta:name="Info 1"/>
    <meta:user-defined meta:name="Info 2"/>
    <meta:user-defined meta:name="Info 3"/>
    <meta:user-defined meta:name="Info 4"/>
  </office:meta>
</office:document-meta>
</file>